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 style:master-page-name="Standard">
      <style:paragraph-properties style:page-number="1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 style:list-style-name="L1">
      <style:paragraph-properties fo:text-align="center" style:justify-single-word="false"/>
    </style:style>
    <style:style style:name="P24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800000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29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user-defined style:data-style-name="N0" text:name="Procedure">HUNagScreen Dialog</text:user-defined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0T16:18:30.54">Apr 20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<text:tab/>Introduction<text:tab/>1</text:p>
          <text:p text:style-name="P18">2<text:tab/>Setup<text:tab/>1</text:p>
          <text:p text:style-name="P18">3<text:tab/>Initial Program Launch with NO .ini file.<text:tab/>1</text:p>
          <text:p text:style-name="P19">3.1<text:tab/>Appendix 1<text:tab/>3</text:p>
          <text:p text:style-name="P19">3.2<text:tab/>Appendix 2<text:tab/>3</text:p>
        </text:index-body>
      </text:table-of-content>
      <text:p text:style-name="Text_20_body"/>
      <text:p text:style-name="P21"/>
      <text:h text:style-name="Heading_20_1" text:outline-level="1">Introduction</text:h>
      <text:p text:style-name="Text_20_body">This document contains the complete suite of Software Test Procedures for the HUNagScreen 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AppSetup; and,</text:p>
      <text:p text:style-name="P13">HURegistration.</text:p>
      <text:p text:style-name="P15">Delete the Files:</text:p>
      <text:p text:style-name="P13">C;/Users/Hew/AppData/Roaming/KenMem directory. This will also delete all Subdirectories; snd,</text:p>
      <text:p text:style-name="P13">HUKenMem.ini. If necessary, rename or save the current .ini file so it can be reloaded upon completion of the test suite if needed..</text:p>
      <text:h text:style-name="Heading_20_1" text:outline-level="1">Initial Program Launch with No User Files and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6637690529075390498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003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38807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465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559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004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396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066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295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only displays the text “RVMasterLog.exe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660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contains a memo box containing the text cstrMemoTex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37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NagScreen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380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072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Yes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594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No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904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488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568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869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878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351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No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626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285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587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408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199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001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970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74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2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9488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2">Ensure the Help File Information message is displayed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6392052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>Dismiss the <text:s/><text:span text:style-name="T1">Help File Information message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2557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60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101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563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Cancel&gt; button to dismiss the <text:s/>HURegistratio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805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xxx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226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859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637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Delete the C;/Users/Hew/AppData/Roaming/RVMasterLog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716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Delete the current .ini fi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81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85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491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967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554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162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568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7579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529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382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3638565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8193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39710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640146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<text:soft-page-break/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NagScreen DIalog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2H39M20S</meta:editing-duration>
    <meta:editing-cycles>65</meta:editing-cycles>
    <dc:title>HUNagScreen DIalog</dc:title>
    <meta:creation-date>2019-04-03T17:35:45.61</meta:creation-date>
    <meta:initial-creator>Hew Lines</meta:initial-creator>
    <dc:date>2019-04-20T16:18:30.32</dc:date>
    <dc:creator>Hew Lines</dc:creator>
    <meta:document-statistic meta:table-count="1" meta:image-count="0" meta:object-count="0" meta:page-count="6" meta:paragraph-count="74" meta:word-count="463" meta:character-count="2846"/>
    <meta:user-defined meta:name="Procedure">HUNagScreen Dialog</meta:user-defined>
    <meta:user-defined meta:name="Volume">1.0.0</meta:user-defined>
  </office:meta>
</office:document-meta>
</file>